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Heading_20_1" style:list-style-name="WWNum2"/>
    <style:style style:name="P3" style:family="paragraph" style:parent-style-name="Contents_20_Heading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0102in solid #00000a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style:text-position="super 58%"/>
    </style:style>
    <style:style style:name="T3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QL Lab</text:span></text:p>
      <text:p text:style-name="Standard"/>
      <text:list xml:id="list5444875830587050619" text:style-name="WWNum2">
        <text:list-item>
          <text:h text:style-name="P2" text:outline-level="1"><text:bookmark-start text:name="_Toc387140451"/>Setting up <text:bookmark-end text:name="_Toc387140451"/>Oracle Chinook</text:h>
        </text:list-item>
      </text:list>
      <text:p text:style-name="Standard">In this section you will begin the process of working with the Oracle Chinook datab<text:bookmark-start text:name="_Toc387140452"/>ase</text:p>
      <text:p text:style-name="Standard">Task – Open the Chinook_Oracle.sql file and execute the scripts within.</text:p>
      <text:list xml:id="list4572878218870313794" text:style-name="Outline">
        <text:list-item>
          <text:list>
            <text:list-item>
              <text:h text:style-name="Heading_20_2" text:outline-level="2">2.0 SQL Queries<text:bookmark-end text:name="_Toc387140452"/></text:h>
            </text:list-item>
          </text:list>
        </text:list-item>
      </text:list>
      <text:p text:style-name="Standard">In this section you will be performing various queries against the Oracle Chinook database.</text:p>
      <text:list xml:id="list22588646" text:continue-numbering="true" text:style-name="Outline">
        <text:list-item>
          <text:list>
            <text:list-item>
              <text:h text:style-name="Heading_20_2" text:outline-level="2"><text:bookmark-start text:name="_Toc387140453"/>2.1 SELECT<text:bookmark-end text:name="_Toc387140453"/></text:h>
            </text:list-item>
          </text:list>
        </text:list-item>
      </text:list>
      <text:p text:style-name="Standard">Task – Select all records from the Employee table.</text:p>
      <text:p text:style-name="Standard"/>
      <text:p text:style-name="P1">SELECT *</text:p>
      <text:p text:style-name="P1">FROM EMPLOYEE;</text:p>
      <text:p text:style-name="Standard"/>
      <text:p text:style-name="Standard">Task – Select all records from the Employee table where last name is King.</text:p>
      <text:p text:style-name="Standard"/>
      <text:p text:style-name="P1">SELECT *</text:p>
      <text:p text:style-name="P1">FROM EMPLOYEE</text:p>
      <text:p text:style-name="Standard"><text:span text:style-name="T3">WHERE LASTNAME = 'King';</text:span></text:p>
      <text:p text:style-name="Standard"/>
      <text:p text:style-name="Standard">Task – Select all records from the Employee table where first name is Andrew and REPORTSTO is NULL.</text:p>
      <text:p text:style-name="Standard"/>
      <text:p text:style-name="P1">SELECT *</text:p>
      <text:p text:style-name="P1">FROM EMPLOYEE</text:p>
      <text:p text:style-name="P1">WHERE FIRSTNAME = 'Andrew' AND REPORTSTO IS NULL;</text:p>
      <text:p text:style-name="Standard"/>
      <text:list xml:id="list22577597" text:continue-numbering="true" text:style-name="Outline">
        <text:list-item>
          <text:list>
            <text:list-item>
              <text:h text:style-name="Heading_20_2" text:outline-level="2"><text:bookmark-start text:name="_Toc387140454"/>2.2 ORDER BY<text:bookmark-end text:name="_Toc387140454"/></text:h>
            </text:list-item>
          </text:list>
        </text:list-item>
      </text:list>
      <text:p text:style-name="Standard">Task – Select all albums in Album table and sort result set in descending order by title.</text:p>
      <text:p text:style-name="P1"><text:soft-page-break/>SELECT *</text:p>
      <text:p text:style-name="P1">FROM ALBUM</text:p>
      <text:p text:style-name="P1">ORDER BY TITLE DESC;</text:p>
      <text:p text:style-name="Standard"/>
      <text:p text:style-name="Standard">Task – Select first name from Customer and sort result set in ascending order by city</text:p>
      <text:p text:style-name="Standard"/>
      <text:p text:style-name="P1">SELECT FIRSTNAME</text:p>
      <text:p text:style-name="P1">FROM CUSTOMER</text:p>
      <text:p text:style-name="P1">ORDER BY CITY;</text:p>
      <text:p text:style-name="Standard"/>
      <text:list xml:id="list22573827" text:continue-numbering="true" text:style-name="Outline">
        <text:list-item>
          <text:list>
            <text:list-item>
              <text:h text:style-name="Heading_20_2" text:outline-level="2"><text:bookmark-start text:name="_Toc387140455"/>2.3 INSERT INTO<text:bookmark-end text:name="_Toc387140455"/></text:h>
            </text:list-item>
          </text:list>
        </text:list-item>
      </text:list>
      <text:p text:style-name="Standard">Task – Insert two new records into Genre table</text:p>
      <text:p text:style-name="Standard"/>
      <text:p text:style-name="P1">INSERT INTO GENRE </text:p>
      <text:p text:style-name="P1">VALUES (26, 'Country');</text:p>
      <text:p text:style-name="P1">INSERT INTO GENRE </text:p>
      <text:p text:style-name="P1">VALUES (27, 'Classical');</text:p>
      <text:p text:style-name="Standard"/>
      <text:p text:style-name="Standard">Task – Insert two new records into Employee table</text:p>
      <text:p text:style-name="Standard"/>
      <text:p text:style-name="P1">INSERT INTO EMPLOYEE </text:p>
      <text:p text:style-name="P1">VALUES(9, 'Jin', 'Helen', 'IT Staff', 6, '22-DEC-60', '06-MAY-04', </text:p>
      <text:p text:style-name="P1"><text:tab/> '23 Coachwood Rd W', 'Lethbridge', 'AB', 'Canada', 'T1K 6B7', <text:tab/> '+1 (403) 322-8806', '+1 (403) 322-2107', <text:tab/> <text:tab/> <text:s/><text:tab/><text:tab/><text:tab/> 'helen@chinookcorp.com');</text:p>
      <text:p text:style-name="P1">INSERT INTO EMPLOYEE </text:p>
      <text:p text:style-name="P1">VALUES(10, 'Qiao', 'Harry', 'IT Staff', 6, '06-JAN-55', '08-JUL-04', <text:tab/> '505-533 10 St N', 'Lethbridge', 'AB', 'Canada', 'T1H 2C9', </text:p>
      <text:p text:style-name="P1"><text:tab/> '+1 (403) 591-9733', '+1 (403) 591-5494', <text:tab/> <text:tab/><text:tab/><text:tab/><text:tab/> 'harry@chinookcorp.com');</text:p>
      <text:p text:style-name="Standard"><text:soft-page-break/></text:p>
      <text:p text:style-name="Standard">Task – Insert two new records into Customer table</text:p>
      <text:p text:style-name="Standard"/>
      <text:p text:style-name="P1">INSERT INTO CUSTOMER </text:p>
      <text:p text:style-name="P1">VALUES(60, 'Qun', 'Xia', 'ERS', '200 E 18th St', 'Austin', 'TX', <text:tab/> <text:tab/> 'USA', '78701', '+1 (877) 275-4377', '+1 (877) 275-8802', <text:tab/> <text:tab/> 'qxia123@yahoo.com', 5);</text:p>
      <text:p text:style-name="P1">INSERT INTO CUSTOMER </text:p>
      <text:p text:style-name="P1">VALUES(61, 'Samuel', 'Zhao', 'TWC', '101 E 15th St', 'Austin', 'TX', <text:tab/> 'USA', '78778', '+1 (512) 463-2222', '+1 (512) 463-3926', <text:tab/> <text:s/><text:tab/> 'samuelzhao71@yahoo.com', 4);</text:p>
      <text:p text:style-name="Standard"/>
      <text:list xml:id="list22563714" text:continue-numbering="true" text:style-name="Outline">
        <text:list-item>
          <text:list>
            <text:list-item>
              <text:h text:style-name="Heading_20_2" text:outline-level="2"><text:bookmark-start text:name="_Toc387140456"/>2.4 UPDATE<text:bookmark-end text:name="_Toc387140456"/></text:h>
            </text:list-item>
          </text:list>
        </text:list-item>
      </text:list>
      <text:p text:style-name="Standard">Task – Update Aaron Mitchell in Customer table to Robert Walter</text:p>
      <text:p text:style-name="Standard"/>
      <text:p text:style-name="P1">UPDATE CUSTOMER</text:p>
      <text:p text:style-name="P1">SET FIRSTNAME = 'Robert', LASTNAME = 'Walter'</text:p>
      <text:p text:style-name="P1">WHERE FIRSTNAME = 'Aaron' AND LASTNAME = 'Mitchell';</text:p>
      <text:p text:style-name="Standard"/>
      <text:p text:style-name="Standard">Task – Update name of artist in the Artist table “Creedence Clearwater Revival” to “CCR”</text:p>
      <text:p text:style-name="Standard"/>
      <text:p text:style-name="P1">UPDATE ARTIST</text:p>
      <text:p text:style-name="P1">SET NAME = 'CCR'</text:p>
      <text:p text:style-name="P1">WHERE NAME = 'Creedence Clearwater Revival';</text:p>
      <text:p text:style-name="Standard"/>
      <text:list xml:id="list22579724" text:continue-numbering="true" text:style-name="Outline">
        <text:list-item>
          <text:list>
            <text:list-item>
              <text:h text:style-name="Heading_20_2" text:outline-level="2"><text:bookmark-start text:name="_Toc387140457"/>2.5 LIKE<text:bookmark-end text:name="_Toc387140457"/></text:h>
            </text:list-item>
          </text:list>
        </text:list-item>
      </text:list>
      <text:p text:style-name="Standard">Task – Select all invoices with a billing address like “T%”</text:p>
      <text:p text:style-name="Standard"/>
      <text:p text:style-name="P1">SELECT * </text:p>
      <text:p text:style-name="P1">FROM INVOICE</text:p>
      <text:p text:style-name="P1"><text:soft-page-break/>WHERE BILLINGADDRESS LIKE 'T%';</text:p>
      <text:p text:style-name="Standard"/>
      <text:list xml:id="list22564753" text:continue-numbering="true" text:style-name="Outline">
        <text:list-item>
          <text:list>
            <text:list-item>
              <text:h text:style-name="Heading_20_2" text:outline-level="2"><text:bookmark-start text:name="_Toc387140458"/>2.6 BETWEEN<text:bookmark-end text:name="_Toc387140458"/></text:h>
            </text:list-item>
          </text:list>
        </text:list-item>
      </text:list>
      <text:p text:style-name="Standard">Task – Select all invoices that have a total between 15 and 50</text:p>
      <text:p text:style-name="Standard"/>
      <text:p text:style-name="P1">SELECT * </text:p>
      <text:p text:style-name="P1">FROM INVOICE</text:p>
      <text:p text:style-name="P1">WHERE TOTAL BETWEEN 15 AND 50;</text:p>
      <text:p text:style-name="Standard"/>
      <text:p text:style-name="Standard">Task – Select all employees hired between 1<text:span text:style-name="T2">st</text:span> of June 2003 and 1<text:span text:style-name="T2">st</text:span> of March 2004</text:p>
      <text:p text:style-name="Standard"/>
      <text:p text:style-name="P1">SELECT * </text:p>
      <text:p text:style-name="P1">FROM EMPLOYEE</text:p>
      <text:p text:style-name="P1">WHERE HIREDATE BETWEEN '01-JUN-03' AND '01-MAR-04';</text:p>
      <text:p text:style-name="Standard"/>
      <text:list xml:id="list22556684" text:continue-numbering="true" text:style-name="Outline">
        <text:list-item>
          <text:list>
            <text:list-item>
              <text:h text:style-name="Heading_20_2" text:outline-level="2"><text:bookmark-start text:name="_Toc387140459"/>2.7 DELETE<text:bookmark-end text:name="_Toc387140459"/></text:h>
            </text:list-item>
          </text:list>
        </text:list-item>
      </text:list>
      <text:p text:style-name="Standard">Task – Delete a record in Customer table where the name is Robert Walter (There may be constraints that rely on this, find out how to resolve them).</text:p>
      <text:p text:style-name="Standard"/>
      <text:p text:style-name="P1">ALTER TABLE INVOICE</text:p>
      <text:p text:style-name="P1">DROP CONSTRAINT FK_INVOICECUSTOMERID;</text:p>
      <text:p text:style-name="P1"/>
      <text:p text:style-name="P1">ALTER TABLE INVOICE</text:p>
      <text:p text:style-name="P1">ADD CONSTRAINT FK_INVOICECUSTOMERID</text:p>
      <text:p text:style-name="P1">FOREIGN KEY (CUSTOMERID)</text:p>
      <text:p text:style-name="P1">REFERENCES INVOICE (INVOICEID)</text:p>
      <text:p text:style-name="P1">ON DELETE CASCADE;</text:p>
      <text:p text:style-name="P1"/>
      <text:p text:style-name="P1">DELETE FROM CUSTOMER</text:p>
      <text:p text:style-name="P1"><text:soft-page-break/>WHERE FIRSTNAME = 'Robert' AND LASTNAME = 'Walter';</text:p>
      <text:p text:style-name="Standard"/>
      <text:list xml:id="list22584883" text:continue-numbering="true" text:style-name="Outline">
        <text:list-item>
          <text:h text:style-name="Heading_20_1" text:outline-level="1"><text:bookmark-start text:name="_Toc387140473"/>7.0 JOINS<text:bookmark-end text:name="_Toc387140473"/></text:h>
        </text:list-item>
      </text:list>
      <text:p text:style-name="Standard">In this section you will be working with combing various tables through the use of joins. You will work with outer, inner, right, left, cross, and self joins.</text:p>
      <text:list xml:id="list22576366" text:continue-numbering="true" text:style-name="Outline">
        <text:list-item>
          <text:list>
            <text:list-item>
              <text:h text:style-name="Heading_20_2" text:outline-level="2"><text:bookmark-start text:name="_Toc387140474"/>7.1 INNER<text:bookmark-end text:name="_Toc387140474"/></text:h>
            </text:list-item>
          </text:list>
        </text:list-item>
      </text:list>
      <text:p text:style-name="Standard">Task – Create an inner join that joins customers and orders and specifies the name of the customer and the invoiceId.</text:p>
      <text:p text:style-name="Standard"/>
      <text:p text:style-name="P1">SELECT INVOICEID, FIRSTNAME, LASTNAME</text:p>
      <text:p text:style-name="P1">FROM CUSTOMER </text:p>
      <text:p text:style-name="P1">INNER JOIN INVOICE </text:p>
      <text:p text:style-name="P1">ON CUSTOMER.CUSTOMERID = INVOICE.CUSTOMERID;</text:p>
      <text:p text:style-name="Standard"/>
      <text:list xml:id="list22584668" text:continue-numbering="true" text:style-name="Outline">
        <text:list-item>
          <text:list>
            <text:list-item>
              <text:h text:style-name="Heading_20_2" text:outline-level="2"><text:bookmark-start text:name="_Toc387140475"/>7.2 OUTER<text:bookmark-end text:name="_Toc387140475"/></text:h>
            </text:list-item>
          </text:list>
        </text:list-item>
      </text:list>
      <text:p text:style-name="Standard">Task – Create an outer join that joins the customer and invoice table, specifying the CustomerId, firstname, lastname, invoiceId, and total.</text:p>
      <text:p text:style-name="Standard"/>
      <text:p text:style-name="P1">SELECT INVOICE.CUSTOMERID AS "CUSTOMERID", </text:p>
      <text:p text:style-name="P1"><text:s text:c="7"/>INVOICEID, FIRSTNAME, LASTNAME, TOTAL</text:p>
      <text:p text:style-name="P1">FROM CUSTOMER </text:p>
      <text:p text:style-name="P1">FULL OUTER JOIN INVOICE </text:p>
      <text:p text:style-name="P1">ON CUSTOMER.CUSTOMERID = INVOICE.CUSTOMERID;</text:p>
      <text:p text:style-name="Standard"/>
      <text:list xml:id="list22584740" text:continue-numbering="true" text:style-name="Outline">
        <text:list-item>
          <text:list>
            <text:list-item>
              <text:h text:style-name="Heading_20_2" text:outline-level="2"><text:bookmark-start text:name="_Toc387140476"/>7.3 RIGHT<text:bookmark-end text:name="_Toc387140476"/></text:h>
            </text:list-item>
          </text:list>
        </text:list-item>
      </text:list>
      <text:p text:style-name="Standard">Task – Create a right join that joins album and artist specifying artist name and title.</text:p>
      <text:p text:style-name="Standard"/>
      <text:p text:style-name="P1">SELECT NAME AS "ARTIST ANME", TITLE</text:p>
      <text:p text:style-name="P1">FROM ALBUM </text:p>
      <text:p text:style-name="P1">RIGHT JOIN ARTIST </text:p>
      <text:p text:style-name="P1"><text:soft-page-break/>ON ALBUM.ARTISTID = ARTIST.ARTISTID;</text:p>
      <text:p text:style-name="Standard"/>
      <text:list xml:id="list22573508" text:continue-numbering="true" text:style-name="Outline">
        <text:list-item>
          <text:list>
            <text:list-item>
              <text:h text:style-name="Heading_20_2" text:outline-level="2"><text:bookmark-start text:name="_Toc387140477"/>7.4 CROSS<text:bookmark-end text:name="_Toc387140477"/></text:h>
            </text:list-item>
          </text:list>
        </text:list-item>
      </text:list>
      <text:p text:style-name="Standard">Task – Create a cross join that joins album and artist and sorts by artist name in ascending order.</text:p>
      <text:p text:style-name="Standard"/>
      <text:p text:style-name="P1">SELECT ALBUMID, TITLE, ALBUM.ARTISTID, ARTIST.ARTISTID,</text:p>
      <text:p text:style-name="P1"><text:s text:c="7"/>NAME AS "ARTIST NAME"</text:p>
      <text:p text:style-name="P1">FROM ALBUM </text:p>
      <text:p text:style-name="P1">CROSS JOIN ARTIST </text:p>
      <text:p text:style-name="P1">ORDER BY NAME;</text:p>
      <text:p text:style-name="Standard"/>
      <text:list xml:id="list22563185" text:continue-numbering="true" text:style-name="Outline">
        <text:list-item>
          <text:list>
            <text:list-item>
              <text:h text:style-name="Heading_20_2" text:outline-level="2"><text:bookmark-start text:name="_Toc387140478"/>7.5 SELF<text:bookmark-end text:name="_Toc387140478"/></text:h>
            </text:list-item>
          </text:list>
        </text:list-item>
      </text:list>
      <text:p text:style-name="Standard">Task – Perform a self-join on the employee table, joining on the reportsto column.</text:p>
      <text:p text:style-name="Standard"/>
      <text:p text:style-name="P1">SELECT L.EMPLOYEEID, L.FIRSTNAME, L.LASTNAME, L.TITLE, L.BIRTHDATE, <text:s text:c="7"/><text:tab/> L.HIREDATE, L.ADDRESS, L.CITY, L.STATE, L.COUNTRY, L.POSTALCODE, <text:tab/> L.PHONE, L.FAX, L.EMAIL, L.REPORTSTO,</text:p>
      <text:p text:style-name="P1"><text:s text:c="7"/>R.EMPLOYEEID AS "SUPERVISORID",</text:p>
      <text:p text:style-name="P1"><text:s text:c="7"/>R.FIRSTNAME AS "SUPERVISOR FIRSTNAME", <text:s/></text:p>
      <text:p text:style-name="P1"><text:s text:c="7"/>R.LASTNAME AS "SUPERVISOR LASTNAME", </text:p>
      <text:p text:style-name="P1"><text:s text:c="7"/>R.TITLE AS "SUPERVISOR TITLE", </text:p>
      <text:p text:style-name="P1"><text:s text:c="7"/>R.BIRTHDATE AS "SUPERVISOR BIRTHDATE", </text:p>
      <text:p text:style-name="P1"><text:s text:c="7"/>R.HIREDATE AS "SUPERVISOR HIREDATE", </text:p>
      <text:p text:style-name="P1"><text:s text:c="7"/>R.ADDRESS AS "SUPERVISOR ADDRESS",</text:p>
      <text:p text:style-name="P1"><text:s text:c="7"/>R.CITY AS "SUPERVISOR CITY", R.STATE AS "SUPERVISOR STATE",</text:p>
      <text:p text:style-name="P1"><text:s text:c="7"/>R.COUNTRY AS "SUPERVISOR COUNTRY", </text:p>
      <text:p text:style-name="P1"><text:s text:c="7"/>R.POSTALCODE AS "SUPERVISOR POSTALCODE", </text:p>
      <text:p text:style-name="P1"><text:s text:c="7"/>R.PHONE AS "SUPERVISOR PHONE", R.FAX AS "SUPERVISOR FAX", <text:tab/> <text:s text:c="3"/><text:tab/> <text:s/>R.EMAIL AS "SUPERVISORID EMAIL"</text:p>
      <text:p text:style-name="P1">FROM EMPLOYEE L</text:p>
      <text:p text:style-name="P1"><text:soft-page-break/>INNER JOIN EMPLOYEE R</text:p>
      <text:p text:style-name="P1">ON L.REPORTSTO = R.EMPLOYEE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paragraph-properties fo:margin-top="0.1665in" fo:margin-bottom="0.0835in" fo:keep-together="always" fo:keep-with-next="always"/>
      <style:text-properties fo:color="#2e74b5" fo:font-size="16pt" style:font-size-asian="16pt" style:font-size-complex="1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4d78" style:font-name="Calibri Light" fo:font-size="12pt" style:font-size-asian="12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fo:keep-together="always" fo:keep-with-next="always"/>
      <style:text-properties fo:color="#2e74b5" style:font-name="Calibri Light" fo:font-style="italic" style:font-style-asian="italic" style:font-name-complex="F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letter-spacing="normal" fo:font-weight="bold" style:letter-kerning="true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-complex="Times New Roman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-complex="Times New Roman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-complex="Times New Roman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5b9bd5" fo:border-bottom="0.0071in solid #5b9bd5"/>
      <style:text-properties fo:color="#5b9bd5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fo:letter-spacing="-0.0071in" style:letter-kerning="true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style="italic" style:font-style-asian="italic" style:font-name-complex="F" style:font-style-complex="italic"/>
    </style:style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8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4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0" style:num-format="1" text:start-value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4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Walter Xia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Yates</meta:initial-creator>
    <meta:editing-cycles>20</meta:editing-cycles>
    <meta:creation-date>2018-05-09T20:24:00</meta:creation-date>
    <dc:date>2018-06-28T02:37:53.83</dc:date>
    <meta:editing-duration>PT8H2M55S</meta:editing-duration>
    <meta:generator>OpenOffice/4.1.1$Win32 OpenOffice.org_project/411m6$Build-9775</meta:generator>
    <meta:document-statistic meta:table-count="0" meta:image-count="0" meta:object-count="0" meta:page-count="7" meta:paragraph-count="126" meta:word-count="780" meta:character-count="52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